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773b" officeooo:paragraph-rsid="0007773b"/>
    </style:style>
    <style:style style:name="P2" style:family="paragraph" style:parent-style-name="Standard">
      <style:text-properties officeooo:rsid="00077ff4" officeooo:paragraph-rsid="00077ff4"/>
    </style:style>
    <style:style style:name="P3" style:family="paragraph" style:parent-style-name="Standard">
      <style:text-properties officeooo:rsid="000874f9" officeooo:paragraph-rsid="000874f9"/>
    </style:style>
    <style:style style:name="P4" style:family="paragraph" style:parent-style-name="Standard">
      <style:text-properties officeooo:rsid="000874f9" officeooo:paragraph-rsid="000874f9"/>
    </style:style>
    <style:style style:name="P5" style:family="paragraph" style:parent-style-name="Standard">
      <style:text-properties officeooo:rsid="000b75ad" officeooo:paragraph-rsid="000b75ad"/>
    </style:style>
    <style:style style:name="T1" style:family="text">
      <style:text-properties officeooo:rsid="00077ff4"/>
    </style:style>
    <style:style style:name="T2" style:family="text">
      <style:text-properties officeooo:rsid="000874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g – Processamento gráfico</text:p>
      <text:p text:style-name="P1"/>
      <text:p text:style-name="P1">Em pg, em geral, temos o approach de revisar um pouco algebra linear, conhecimentos de base, e depois partir para uma parte mais gráfica computacional, teórica.</text:p>
      <text:p text:style-name="P1">Dito isso, esse começo é bem de algebra linear, vamos revisar!</text:p>
      <text:p text:style-name="P1"/>
      <text:p text:style-name="P1">Ponto <text:span text:style-name="T1">(x,y) é uma primitiva geométrica associada a localização. Tem algumas propriedades:<text:line-break/>Distância</text:span></text:p>
      <text:p text:style-name="P2">Posição relativa</text:p>
      <text:p text:style-name="P2"/>
      <text:p text:style-name="P2">Vetor é um conjunto de informações. Ele não é algo que realmente existe no espaço, é só um conjunto de informações que salvamos sobre um espaço. O mesmo vetor pode ser tratado de diversas formas, ele não tem uma posição como o ponto. As informações são</text:p>
      <text:p text:style-name="P2">. Módulo</text:p>
      <text:p text:style-name="P2">. Direção</text:p>
      <text:p text:style-name="P2">. Sentido</text:p>
      <text:p text:style-name="P2"/>
      <text:p text:style-name="P2">Para representar vetores, nós podemos move-los para a origem e representalo como apenas um ponto, que seria o ponto final para onde o vetor aponta.<text:line-break/>Então o módulo desse vetor seria, no R³ (0,0,0) – (x,y,z), a direção seria cruzar uma linha entre esses dois pontos e o sentido apontando para o ponto. Representamos apenas como (x,y,z)</text:p>
      <text:p text:style-name="P2">Não confundir porém vetor com ponto, <text:span text:style-name="T2">apesar da representação. Há operações que só faremos com vetor e perder o sentido do que estamos trabalhando é perigoso.</text:span></text:p>
      <text:p text:style-name="P2"/>
      <text:p text:style-name="P3">Um vetor também pode ser representado por uma subtração de pontos</text:p>
      <text:p text:style-name="P3">V = B – A</text:p>
      <text:p text:style-name="P3">Isso é importante, podemos manipular a equação(e vamos) no futuro.</text:p>
      <text:p text:style-name="P3"/>
      <text:p text:style-name="P3">Vamos definir algora algumas operações com vetores(SÓ VETORES), que usaremos para fazer contas mirabolantes (HAHA)</text:p>
      <text:p text:style-name="P3"/>
      <text:p text:style-name="P3">. <text:s/>SOMA DE VETORES</text:p>
      <text:p text:style-name="P3"><text:tab/>(X0 + Y0) + (X1 + Y1) = (X0 + X1, Y0 + Y1)</text:p>
      <text:p text:style-name="P3">. MULT. POR ESCALAR</text:p>
      <text:p text:style-name="P3"><text:tab/>k * (X0, Y0) = (K*X0, K*Y0)</text:p>
      <text:p text:style-name="P3"/>
      <text:p text:style-name="P3">As propriedades são aquelas de praxe: Elemento neuto, comutatividade, associatividade, elemento inverso, distribuição.</text:p>
      <text:p text:style-name="P3"/>
      <text:p text:style-name="P3">Apesar da mesma representação, não podemos fazer as mesmas operações ou semalhantes para PONTOS.</text:p>
      <text:p text:style-name="P5">O problema deles é que as operações não são bem definidas, dão bizarrices. Uma boa maneira de ver isso é quando temos dois sistemas de coordenadas com planos transladados. Ao somar pontos que deveram ser "iguais", dá umas bizarrices no resultado dos pontos.</text:p>
      <text:p text:style-name="P5"/>
      <text:p text:style-name="P5">Uma maneira de resolver isso é com a SOMA BARICẼNTRICA, um método de soma mais genérico, onde olhamos pes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1M16S</meta:editing-duration>
    <meta:editing-cycles>4</meta:editing-cycles>
    <meta:generator>LibreOffice/5.1.6.2$Linux_X86_64 LibreOffice_project/10m0$Build-2</meta:generator>
    <dc:date>2018-11-13T18:27:06.106525679</dc:date>
    <meta:document-statistic meta:table-count="0" meta:image-count="0" meta:object-count="0" meta:page-count="1" meta:paragraph-count="23" meta:word-count="348" meta:character-count="2072" meta:non-whitespace-character-count="1742"/>
    <meta:user-defined meta:name="Info 1"/>
    <meta:user-defined meta:name="Info 2"/>
    <meta:user-defined meta:name="Info 3"/>
    <meta:user-defined meta:name="Info 4"/>
  </office:meta>
</office:document-meta>
</file>